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ww.sleamer.com</text:p>
      <text:p text:style-name="Standard"/>
      <text:p text:style-name="Standard"/>
      <text:p text:style-name="Standard">High Level Statement</text:p>
      <text:p text:style-name="Standard"/>
      <text:list xml:id="list1794821103180521751" text:style-name="L1">
        <text:list-item>
          <text:p text:style-name="P1">The site is about showcasing my technical and artistic abilities in a user friendly manner. Technical skills and Fine art are related, but should be distinct from each other. <text:s/>This is a place for potential employers to get a full spectrum view of what I can create. <text:s/>Essentially I want to re-code my personal site, include a technical gallery and thoughtfully plan it. http://www.sleamer.com/</text:p>
        </text:list-item>
      </text:list>
      <text:p text:style-name="Standard"/>
      <text:p text:style-name="Standard">Content Plan</text:p>
      <text:list xml:id="list4578822293257348927" text:style-name="L2">
        <text:list-item>
          <text:p text:style-name="P2">Include an art gallery with thumbnails. </text:p>
        </text:list-item>
      </text:list>
      <text:list xml:id="list6882847460626380844" text:style-name="L3">
        <text:list-item>
          <text:p text:style-name="P3">Split into retail, fine art, and murals </text:p>
        </text:list-item>
      </text:list>
      <text:list xml:id="list20364275" text:continue-list="list4578822293257348927" text:style-name="L2">
        <text:list-item>
          <text:p text:style-name="P2">A technical gallery with links and descriptions to websites and projects. </text:p>
        </text:list-item>
        <text:list-item>
          <text:p text:style-name="P2">An about me section, that includes a resume.</text:p>
        </text:list-item>
        <text:list-item>
          <text:p text:style-name="P2">A contact me section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23:59:25.11</meta:creation-date>
    <dc:date>2014-05-02T00:21:00.49</dc:date>
    <meta:editing-duration>PT5M4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112" meta:character-count="668"/>
  </office:meta>
</office:document-meta>
</file>